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ce7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ce7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ce7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ce7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ce7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ce7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ce7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ce7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ce7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ce7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ce7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ce7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ce7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ce7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ce7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ce7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ce7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Nelson Isaac Pérez Bolívar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3/8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12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Nelson Antonio Bolivar Figu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2014035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3.8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6" meta:non-whitespace-character-count="999"/>
    <meta:template xlink:type="simple" xlink:actuate="onRequest" xlink:title="Normal" xlink:href=""/>
  </office:meta>
</office:document-meta>
</file>